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76in" svg:height="3.5453in" svg:x="25.2126in" svg:y="2.4472in">
            <draw:object draw:notify-on-update-of-ranges="Sheet1.AL3:Sheet1.AL6 Sheet1.AM2:Sheet1.AM2 Sheet1.AM3:Sheet1.AM6 Sheet1.AL3:Sheet1.AL6 Sheet1.AN2:Sheet1.AN2 Sheet1.AN3:Sheet1.AN6 Sheet1.AL3:Sheet1.AL6 Sheet1.AO2:Sheet1.AO2 Sheet1.AO3:Sheet1.AO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76in" svg:height="3.5449in" svg:x="24.1614in" svg:y="4.3921in">
            <draw:object draw:notify-on-update-of-ranges="Sheet1.AL9:Sheet1.AL12 Sheet1.AM8:Sheet1.AM8 Sheet1.AM9:Sheet1.AM12 Sheet1.AL9:Sheet1.AL12 Sheet1.AN8:Sheet1.AN8 Sheet1.AN9:Sheet1.AN12 Sheet1.AL9:Sheet1.AL12 Sheet1.AO8:Sheet1.AO8 Sheet1.AO9:Sheet1.AO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31.3043in" svg:y="3.085in">
            <draw:object draw:notify-on-update-of-ranges="Sheet1.AL14:Sheet1.AL14 Sheet1.AL15:Sheet1.AL17 Sheet1.AM14:Sheet1.AM14 Sheet1.AM15:Sheet1.AM17 Sheet1.AL14:Sheet1.AL14 Sheet1.AL15:Sheet1.AL17 Sheet1.AN14:Sheet1.AN14 Sheet1.AN15:Sheet1.AN17 Sheet1.AL14:Sheet1.AL14 Sheet1.AL15:Sheet1.AL17 Sheet1.AO14:Sheet1.AO14 Sheet1.AO15:Sheet1.AO17 Sheet1.AL14:Sheet1.AL14 Sheet1.AL15:Sheet1.AL17 Sheet1.AP14:Sheet1.AP14 Sheet1.AP15:Sheet1.AP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" table:formula="of:=AVERAGE([.C24];[.C59];[.C94])" office:value-type="float" office:value="53160144.4444445" calcext:value-type="float">
            <text:p>5.32E+007</text:p>
          </table:table-cell>
          <table:table-cell table:number-columns-repeated="2"/>
          <table:table-cell table:style-name="ce1" table:formula="of:=AVERAGE([.F24];[.F59];[.F94])" office:value-type="float" office:value="65739522.2222222" calcext:value-type="float">
            <text:p>6.57E+007</text:p>
          </table:table-cell>
          <table:table-cell table:number-columns-repeated="2"/>
          <table:table-cell table:style-name="ce1" table:formula="of:=AVERAGE([.I24];[.I59];[.I94])" office:value-type="float" office:value="55611388.8888889" calcext:value-type="float">
            <text:p>5.56E+007</text:p>
          </table:table-cell>
          <table:table-cell table:number-columns-repeated="2"/>
          <table:table-cell table:style-name="ce1" table:formula="of:=AVERAGE([.L24];[.L59];[.L94])" office:value-type="float" office:value="52127488.8888889" calcext:value-type="float">
            <text:p>5.21E+007</text:p>
          </table:table-cell>
          <table:table-cell table:number-columns-repeated="2"/>
          <table:table-cell table:style-name="ce1" table:formula="of:=AVERAGE([.O24];[.O59];[.O94])" office:value-type="float" office:value="62022300" calcext:value-type="float">
            <text:p>6.20E+007</text:p>
          </table:table-cell>
          <table:table-cell table:number-columns-repeated="2"/>
          <table:table-cell table:style-name="ce1" table:formula="of:=AVERAGE([.R24];[.R59];[.R94])" office:value-type="float" office:value="61875588.8888889" calcext:value-type="float">
            <text:p>6.19E+007</text:p>
          </table:table-cell>
          <table:table-cell table:number-columns-repeated="2"/>
          <table:table-cell table:style-name="ce1" table:formula="of:=AVERAGE([.U24];[.U59];[.U94])" office:value-type="float" office:value="61312755.5555556" calcext:value-type="float">
            <text:p>6.13E+007</text:p>
          </table:table-cell>
          <table:table-cell table:number-columns-repeated="2"/>
          <table:table-cell table:style-name="ce1" table:formula="of:=AVERAGE([.X24];[.X59];[.X94])" office:value-type="float" office:value="59685844.4444445" calcext:value-type="float">
            <text:p>5.97E+007</text:p>
          </table:table-cell>
          <table:table-cell table:number-columns-repeated="2"/>
          <table:table-cell table:style-name="ce1" table:formula="of:=AVERAGE([.Z24];[.Z25];[.Z26])" office:value-type="float" office:value="60726900" calcext:value-type="float">
            <text:p>6.07E+007</text:p>
          </table:table-cell>
          <table:table-cell table:number-columns-repeated="2"/>
          <table:table-cell table:style-name="ce1" table:formula="of:=AVERAGE([.AC24];[.AC25];[.AC26])" office:value-type="float" office:value="59943900" calcext:value-type="float">
            <text:p>5.99E+007</text:p>
          </table:table-cell>
          <table:table-cell table:number-columns-repeated="2"/>
          <table:table-cell table:style-name="ce1" table:formula="of:=AVERAGE([.AF24];[.AF25];[.AF26])" office:value-type="float" office:value="60131333.3333333" calcext:value-type="float">
            <text:p>6.01E+007</text:p>
          </table:table-cell>
          <table:table-cell table:number-columns-repeated="2"/>
          <table:table-cell table:style-name="ce1" table:formula="of:=AVERAGE([.AI24];[.AI25];[.AI26])" office:value-type="float" office:value="60145000" calcext:value-type="float">
            <text:p>6.01E+007</text:p>
          </table:table-cell>
          <table:table-cell/>
          <table:table-cell office:value-type="string" calcext:value-type="string">
            <text:p>graph generation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Scale 10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0999" calcext:value-type="float">
            <text:p>0.010999</text:p>
          </table:table-cell>
          <table:table-cell office:value-type="float" office:value="0.0420649" calcext:value-type="float">
            <text:p>0.0420649</text:p>
          </table:table-cell>
          <table:table-cell office:value-type="float" office:value="0.401828" calcext:value-type="float">
            <text:p>0.401828</text:p>
          </table:table-cell>
          <table:table-cell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802279" calcext:value-type="float">
            <text:p>0.00802279</text:p>
          </table:table-cell>
          <table:table-cell office:value-type="float" office:value="0.0266311" calcext:value-type="float">
            <text:p>0.0266311</text:p>
          </table:table-cell>
          <table:table-cell office:value-type="float" office:value="0.233926" calcext:value-type="float">
            <text:p>0.233926</text:p>
          </table:table-cell>
          <table:table-cell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546694" calcext:value-type="float">
            <text:p>0.00546694</text:p>
          </table:table-cell>
          <table:table-cell office:value-type="float" office:value="0.0147672" calcext:value-type="float">
            <text:p>0.0147672</text:p>
          </table:table-cell>
          <table:table-cell office:value-type="float" office:value="0.121639" calcext:value-type="float">
            <text:p>0.121639</text:p>
          </table:table-cell>
          <table:table-cell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999" calcext:value-type="float">
            <text:p>0.0109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802279" calcext:value-type="float">
            <text:p>0.008022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546694" calcext:value-type="float">
            <text:p>0.0054669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416112" calcext:value-type="float">
            <text:p>0.004161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20649" calcext:value-type="float">
            <text:p>0.042064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6311" calcext:value-type="float">
            <text:p>0.026631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47672" calcext:value-type="float">
            <text:p>0.01476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908494" calcext:value-type="float">
            <text:p>0.0090849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1828" calcext:value-type="float">
            <text:p>0.4018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33926" calcext:value-type="float">
            <text:p>0.23392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21639" calcext:value-type="float">
            <text:p>0.12163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4748" calcext:value-type="float">
            <text:p>0.06474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416112" calcext:value-type="float">
            <text:p>0.00416112</text:p>
          </table:table-cell>
          <table:table-cell office:value-type="float" office:value="0.00908494" calcext:value-type="float">
            <text:p>0.00908494</text:p>
          </table:table-cell>
          <table:table-cell office:value-type="float" office:value="0.064748" calcext:value-type="float">
            <text:p>0.064748</text:p>
          </table:table-cell>
          <table:table-cell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8131" calcext:value-type="float">
            <text:p>0.002813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65219" calcext:value-type="float">
            <text:p>0.005652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8821" calcext:value-type="float">
            <text:p>0.00488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51899" calcext:value-type="float">
            <text:p>0.0045189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80401" calcext:value-type="float">
            <text:p>0.009804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2511" calcext:value-type="float">
            <text:p>0.01925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195" calcext:value-type="float">
            <text:p>0.0171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9712" calcext:value-type="float">
            <text:p>0.015971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82759" calcext:value-type="float">
            <text:p>0.078275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49531" calcext:value-type="float">
            <text:p>0.14953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3748" calcext:value-type="float">
            <text:p>0.12374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2965" calcext:value-type="float">
            <text:p>0.112965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Scale 10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397" calcext:value-type="float">
            <text:p>0.0002939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912" calcext:value-type="float">
            <text:p>0.000229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50101" calcext:value-type="float">
            <text:p>0.00025010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6048" calcext:value-type="float">
            <text:p>0.00024604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21011" calcext:value-type="float">
            <text:p>0.0009210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8892" calcext:value-type="float">
            <text:p>0.0009388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8177" calcext:value-type="float">
            <text:p>0.00093817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75132" calcext:value-type="float">
            <text:p>0.00097513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11911" calcext:value-type="float">
            <text:p>0.008119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28791" calcext:value-type="float">
            <text:p>0.008287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25906" calcext:value-type="float">
            <text:p>0.0082590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26001" calcext:value-type="float">
            <text:p>0.00826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160144.4444445" calcext:value-type="float">
            <text:p>53160144.4444445</text:p>
          </table:table-cell>
          <table:table-cell office:value-type="float" office:value="62022300" calcext:value-type="float">
            <text:p>62022300</text:p>
          </table:table-cell>
          <table:table-cell office:value-type="float" office:value="60726900" calcext:value-type="float">
            <text:p>60726900</text:p>
          </table:table-cell>
          <table:table-cell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48449" calcext:value-type="float">
            <text:p>0.0003484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98977" calcext:value-type="float">
            <text:p>0.0002989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98977" calcext:value-type="float">
            <text:p>0.0002989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19" calcext:value-type="float">
            <text:p>0.001051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357" calcext:value-type="float">
            <text:p>0.0010535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143" calcext:value-type="float">
            <text:p>0.0010514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386" calcext:value-type="float">
            <text:p>0.0010938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62861" calcext:value-type="float">
            <text:p>0.008628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71539" calcext:value-type="float">
            <text:p>0.008715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71158" calcext:value-type="float">
            <text:p>0.0087115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70955" calcext:value-type="float">
            <text:p>0.008709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5739522.2222222" calcext:value-type="float">
            <text:p>65739522.2222222</text:p>
          </table:table-cell>
          <table:table-cell office:value-type="float" office:value="61875588.8888889" calcext:value-type="float">
            <text:p>61875588.8888889</text:p>
          </table:table-cell>
          <table:table-cell table:style-name="ce1" office:value-type="float" office:value="59943900" calcext:value-type="float">
            <text:p>5.99E+007</text:p>
          </table:table-cell>
          <table:table-cell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53456" calcext:value-type="float">
            <text:p>0.0003534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1123" calcext:value-type="float">
            <text:p>0.00030112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0884" calcext:value-type="float">
            <text:p>0.0003008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5" calcext:value-type="float">
            <text:p>0.0010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906" calcext:value-type="float">
            <text:p>0.0010590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596" calcext:value-type="float">
            <text:p>0.001055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804" calcext:value-type="float">
            <text:p>0.001098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63302" calcext:value-type="float">
            <text:p>0.008633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7235" calcext:value-type="float">
            <text:p>0.008723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71944" calcext:value-type="float">
            <text:p>0.008719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71694" calcext:value-type="float">
            <text:p>0.008716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5611388.8888889" calcext:value-type="float">
            <text:p>55611388.8888889</text:p>
          </table:table-cell>
          <table:table-cell office:value-type="float" office:value="61312755.5555556" calcext:value-type="float">
            <text:p>61312755.5555556</text:p>
          </table:table-cell>
          <table:table-cell table:style-name="ce1" office:value-type="float" office:value="60131333.3333333" calcext:value-type="float">
            <text:p>6.01E+007</text:p>
          </table:table-cell>
          <table:table-cell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57985" calcext:value-type="float">
            <text:p>0.00035798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51055" calcext:value-type="float">
            <text:p>0.0002510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303" calcext:value-type="float">
            <text:p>0.0003030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3984" calcext:value-type="float">
            <text:p>0.00030398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001" calcext:value-type="float">
            <text:p>0.001060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406" calcext:value-type="float">
            <text:p>0.001064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5941" calcext:value-type="float">
            <text:p>0.0010594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197" calcext:value-type="float">
            <text:p>0.0011019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63886" calcext:value-type="float">
            <text:p>0.008638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80039" calcext:value-type="float">
            <text:p>0.008800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726" calcext:value-type="float">
            <text:p>0.00872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72457" calcext:value-type="float">
            <text:p>0.008724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127488.8888889" calcext:value-type="float">
            <text:p>52127488.8888889</text:p>
          </table:table-cell>
          <table:table-cell office:value-type="float" office:value="59685844.4444445" calcext:value-type="float">
            <text:p>59685844.4444445</text:p>
          </table:table-cell>
          <table:table-cell table:style-name="ce1" office:value-type="float" office:value="60145000" calcext:value-type="float">
            <text:p>6.01E+007</text:p>
          </table:table-cell>
          <table:table-cell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93867" calcext:value-type="float">
            <text:p>0.00039386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7798" calcext:value-type="float">
            <text:p>0.000307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9944" calcext:value-type="float">
            <text:p>0.00030994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7798" calcext:value-type="float">
            <text:p>0.000307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06716" calcext:value-type="float">
            <text:p>0.0010671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294" calcext:value-type="float">
            <text:p>0.0011129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07503" calcext:value-type="float">
            <text:p>0.0010750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0912" calcext:value-type="float">
            <text:p>0.0011091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65984" calcext:value-type="float">
            <text:p>0.0086598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90708" calcext:value-type="float">
            <text:p>0.0089070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14779" calcext:value-type="float">
            <text:p>0.01147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75998" calcext:value-type="float">
            <text:p>0.00875998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52673" calcext:value-type="float">
            <text:p>0.00035267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0578" calcext:value-type="float">
            <text:p>0.000250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0374" calcext:value-type="float">
            <text:p>0.0003003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0393" calcext:value-type="float">
            <text:p>0.0003003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397" calcext:value-type="float">
            <text:p>0.0010539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6196" calcext:value-type="float">
            <text:p>0.001061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394" calcext:value-type="float">
            <text:p>0.001053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616" calcext:value-type="float">
            <text:p>0.0010961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6255" calcext:value-type="float">
            <text:p>0.008625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4859" calcext:value-type="float">
            <text:p>0.008748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6078" calcext:value-type="float">
            <text:p>0.008760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1102" calcext:value-type="float">
            <text:p>0.00871102</text:p>
          </table:table-cell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s</text:p>
          </table:table-cell>
          <table:table-cell office:value-type="string" calcext:value-type="string">
            <text:p>4 CPUs</text:p>
          </table:table-cell>
          <table:table-cell office:value-type="string" calcext:value-type="string">
            <text:p>8 CPUs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109395" calcext:value-type="float">
            <text:p>1.09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06639" calcext:value-type="float">
            <text:p>1.0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18124" calcext:value-type="float">
            <text:p>7.18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69192" calcext:value-type="float">
            <text:p>7.69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77152" calcext:value-type="float">
            <text:p>1.7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8807" calcext:value-type="float">
            <text:p>2.29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59424" calcext:value-type="float">
            <text:p>1.59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6291" calcext:value-type="float">
            <text:p>1.63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647715" calcext:value-type="float">
            <text:p>6.48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804176" calcext:value-type="float">
            <text:p>8.04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351406" calcext:value-type="float">
            <text:p>0.0003514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83635" calcext:value-type="float">
            <text:p>5.84E-0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3160144.4444445" calcext:value-type="float">
            <text:p>53160144.4444445</text:p>
          </table:table-cell>
          <table:table-cell office:value-type="float" office:value="65739522.2222222" calcext:value-type="float">
            <text:p>65739522.2222222</text:p>
          </table:table-cell>
          <table:table-cell office:value-type="float" office:value="55611388.8888889" calcext:value-type="float">
            <text:p>55611388.8888889</text:p>
          </table:table-cell>
          <table:table-cell office:value-type="float" office:value="52127488.8888889" calcext:value-type="float">
            <text:p>52127488.8888889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2022300" calcext:value-type="float">
            <text:p>62022300</text:p>
          </table:table-cell>
          <table:table-cell office:value-type="float" office:value="61875588.8888889" calcext:value-type="float">
            <text:p>61875588.8888889</text:p>
          </table:table-cell>
          <table:table-cell office:value-type="float" office:value="61312755.5555556" calcext:value-type="float">
            <text:p>61312755.5555556</text:p>
          </table:table-cell>
          <table:table-cell office:value-type="float" office:value="59685844.4444445" calcext:value-type="float">
            <text:p>59685844.4444445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0726900" calcext:value-type="float">
            <text:p>60726900</text:p>
          </table:table-cell>
          <table:table-cell table:style-name="ce1" office:value-type="float" office:value="59943900" calcext:value-type="float">
            <text:p>5.99E+007</text:p>
          </table:table-cell>
          <table:table-cell table:style-name="ce1" office:value-type="float" office:value="60131333.3333333" calcext:value-type="float">
            <text:p>6.01E+007</text:p>
          </table:table-cell>
          <table:table-cell table:style-name="ce1" office:value-type="float" office:value="60145000" calcext:value-type="float">
            <text:p>6.01E+007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41595200" calcext:value-type="float">
            <text:p>4.1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3226400" calcext:value-type="float">
            <text:p>5.3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857900" calcext:value-type="float">
            <text:p>5.2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3226400" calcext:value-type="float">
            <text:p>5.3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1410600" calcext:value-type="float">
            <text:p>6.1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8847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0961100" calcext:value-type="float">
            <text:p>6.1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087200" calcext:value-type="float">
            <text:p>5.9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0542100" calcext:value-type="float">
            <text:p>6.0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8616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5677600" calcext:value-type="float">
            <text:p>4.5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850100" calcext:value-type="float">
            <text:p>5.99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45764400" calcext:value-type="float">
            <text:p>4.58E+007</text:p>
          </table:table-cell>
          <table:table-cell table:style-name="ce1" table:formula="of:=AVERAGE([.B24];[.B25];[.B26])" office:value-type="float" office:value="46377433.3333333" calcext:value-type="float">
            <text:p>4.6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5256700" calcext:value-type="float">
            <text:p>6.53E+007</text:p>
          </table:table-cell>
          <table:table-cell table:style-name="ce1" table:formula="of:=AVERAGE([.E24];[.E25];[.E26])" office:value-type="float" office:value="65885533.3333333" calcext:value-type="float">
            <text:p>6.5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4064000" calcext:value-type="float">
            <text:p>5.41E+007</text:p>
          </table:table-cell>
          <table:table-cell table:style-name="ce1" table:formula="of:=AVERAGE([.H24];[.H25];[.H26])" office:value-type="float" office:value="54422433.3333333" calcext:value-type="float">
            <text:p>5.4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3894300" calcext:value-type="float">
            <text:p>5.39E+007</text:p>
          </table:table-cell>
          <table:table-cell table:style-name="ce1" table:formula="of:=AVERAGE([.K24];[.K25];[.K26])" office:value-type="float" office:value="54380233.3333333" calcext:value-type="float">
            <text:p>5.4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824900" calcext:value-type="float">
            <text:p>6.18E+007</text:p>
          </table:table-cell>
          <table:table-cell table:style-name="ce1" table:formula="of:=AVERAGE([.N24];[.N25];[.N26])" office:value-type="float" office:value="62081566.6666667" calcext:value-type="float">
            <text:p>6.21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589400" calcext:value-type="float">
            <text:p>6.16E+007</text:p>
          </table:table-cell>
          <table:table-cell table:style-name="ce1" table:formula="of:=AVERAGE([.Q24];[.Q25];[.Q26])" office:value-type="float" office:value="61890900" calcext:value-type="float">
            <text:p>6.1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859700" calcext:value-type="float">
            <text:p>6.19E+007</text:p>
          </table:table-cell>
          <table:table-cell table:style-name="ce1" table:formula="of:=AVERAGE([.T24];[.T25];[.T26])" office:value-type="float" office:value="62083866.6666667" calcext:value-type="float">
            <text:p>6.21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470700" calcext:value-type="float">
            <text:p>5.95E+007</text:p>
          </table:table-cell>
          <table:table-cell table:style-name="ce1" table:formula="of:=AVERAGE([.W24];[.W25];[.W26])" office:value-type="float" office:value="59688633.3333333" calcext:value-type="float">
            <text:p>5.97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0689200" calcext:value-type="float">
            <text:p>6.0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9575200" calcext:value-type="float">
            <text:p>5.9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0083100" calcext:value-type="float">
            <text:p>6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0092900" calcext:value-type="float">
            <text:p>6.01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46350900" calcext:value-type="float">
            <text:p>4.6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4406400" calcext:value-type="float">
            <text:p>5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4449500" calcext:value-type="float">
            <text:p>5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118400" calcext:value-type="float">
            <text:p>6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880600" calcext:value-type="float">
            <text:p>6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062300" calcext:value-type="float">
            <text:p>6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683800" calcext:value-type="float">
            <text:p>5.9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730200" calcext:value-type="float">
            <text:p>6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00300" calcext:value-type="float">
            <text:p>6.0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28300" calcext:value-type="float">
            <text:p>6.0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45500" calcext:value-type="float">
            <text:p>6.01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47017000" calcext:value-type="float">
            <text:p>4.7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327500" calcext:value-type="float">
            <text:p>6.6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796900" calcext:value-type="float">
            <text:p>5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796900" calcext:value-type="float">
            <text:p>5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301400" calcext:value-type="float">
            <text:p>6.2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2027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329600" calcext:value-type="float">
            <text:p>6.2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911400" calcext:value-type="float">
            <text:p>5.99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761300" calcext:value-type="float">
            <text:p>6.0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56200" calcext:value-type="float">
            <text:p>6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82600" calcext:value-type="float">
            <text:p>6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96600" calcext:value-type="float">
            <text:p>6.02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55730200" calcext:value-type="float">
            <text:p>5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503900" calcext:value-type="float">
            <text:p>7.1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5505500" calcext:value-type="float">
            <text:p>6.5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584600" calcext:value-type="float">
            <text:p>6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155500" calcext:value-type="float">
            <text:p>7.1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00300" calcext:value-type="float">
            <text:p>6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53500" calcext:value-type="float">
            <text:p>6.9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7206300" calcext:value-type="float">
            <text:p>6.7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4574200" calcext:value-type="float">
            <text:p>6.4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3259000" calcext:value-type="float">
            <text:p>6.3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3480000" calcext:value-type="float">
            <text:p>6.3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3472700" calcext:value-type="float">
            <text:p>6.35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46453800" calcext:value-type="float">
            <text:p>4.6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5380900" calcext:value-type="float">
            <text:p>6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542000" calcext:value-type="float">
            <text:p>5.4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538600" calcext:value-type="float">
            <text:p>5.4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179000" calcext:value-type="float">
            <text:p>6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711100" calcext:value-type="float">
            <text:p>6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181100" calcext:value-type="float">
            <text:p>6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785800" calcext:value-type="float">
            <text:p>5.9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0783200" calcext:value-type="float">
            <text:p>6.0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927900" calcext:value-type="float">
            <text:p>5.9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844600" calcext:value-type="float">
            <text:p>5.9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0186400" calcext:value-type="float">
            <text:p>6.02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181541" calcext:value-type="float">
            <text:p>18154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554" calcext:value-type="float">
            <text:p>3505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4285" calcext:value-type="float">
            <text:p>16428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5946" calcext:value-type="float">
            <text:p>17594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1671" calcext:value-type="float">
            <text:p>13167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7514" calcext:value-type="float">
            <text:p>16751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8503" calcext:value-type="float">
            <text:p>11850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944" calcext:value-type="float">
            <text:p>11194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7506" calcext:value-type="float">
            <text:p>575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9402" calcext:value-type="float">
            <text:p>6940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02428" calcext:value-type="float">
            <text:p>30242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0804.3" calcext:value-type="float">
            <text:p>50804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00059" calcext:value-type="float">
            <text:p>0.080005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634" calcext:value-type="float">
            <text:p>0.10763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029" calcext:value-type="float">
            <text:p>0.10702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8905" calcext:value-type="float">
            <text:p>0.10890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286872" calcext:value-type="float">
            <text:p>0.28687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94731" calcext:value-type="float">
            <text:p>0.39473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03365" calcext:value-type="float">
            <text:p>0.40336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09878" calcext:value-type="float">
            <text:p>0.40987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2.33735" calcext:value-type="float">
            <text:p>2.3373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.17234" calcext:value-type="float">
            <text:p>3.1723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.23485" calcext:value-type="float">
            <text:p>3.2348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.31684" calcext:value-type="float">
            <text:p>3.316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15112" calcext:value-type="float">
            <text:p>0.11511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2573" calcext:value-type="float">
            <text:p>0.14257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38" calcext:value-type="float">
            <text:p>0.1453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799" calcext:value-type="float">
            <text:p>0.1479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429572" calcext:value-type="float">
            <text:p>0.42957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6231" calcext:value-type="float">
            <text:p>0.54623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53076" calcext:value-type="float">
            <text:p>0.55307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67389" calcext:value-type="float">
            <text:p>0.56738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.62522" calcext:value-type="float">
            <text:p>3.6252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4.19255" calcext:value-type="float">
            <text:p>4.1925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4.35592" calcext:value-type="float">
            <text:p>4.3559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4.30688" calcext:value-type="float">
            <text:p>4.306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68332" calcext:value-type="float">
            <text:p>0.16833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6689" calcext:value-type="float">
            <text:p>0.19668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812" calcext:value-type="float">
            <text:p>0.1981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7098" calcext:value-type="float">
            <text:p>0.207098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66142" calcext:value-type="float">
            <text:p>0.6614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84018" calcext:value-type="float">
            <text:p>0.784018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57443" calcext:value-type="float">
            <text:p>0.75744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77989" calcext:value-type="float">
            <text:p>0.77798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4.94966" calcext:value-type="float">
            <text:p>4.9496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.88635" calcext:value-type="float">
            <text:p>5.8863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.7449" calcext:value-type="float">
            <text:p>5.744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.77104" calcext:value-type="float">
            <text:p>5.77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235955" calcext:value-type="float">
            <text:p>0.23595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2655" calcext:value-type="float">
            <text:p>0.27265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946" calcext:value-type="float">
            <text:p>0.2794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8524" calcext:value-type="float">
            <text:p>0.27852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3274" calcext:value-type="float">
            <text:p>1.0327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9906" calcext:value-type="float">
            <text:p>1.0990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13128" calcext:value-type="float">
            <text:p>1.1312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6547" calcext:value-type="float">
            <text:p>1.0654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6.97087" calcext:value-type="float">
            <text:p>6.9708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7.78661" calcext:value-type="float">
            <text:p>7.7866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7.44915" calcext:value-type="float">
            <text:p>7.4491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7.67595" calcext:value-type="float">
            <text:p>7.675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327255" calcext:value-type="float">
            <text:p>0.32725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1699" calcext:value-type="float">
            <text:p>0.36169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2762" calcext:value-type="float">
            <text:p>0.36276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2672" calcext:value-type="float">
            <text:p>0.36267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40552" calcext:value-type="float">
            <text:p>1.4055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0194" calcext:value-type="float">
            <text:p>1.5019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1527" calcext:value-type="float">
            <text:p>1.515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7294" calcext:value-type="float">
            <text:p>1.3729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46329" calcext:value-type="float">
            <text:p>9.4632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57296" calcext:value-type="float">
            <text:p>9.5729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54546" calcext:value-type="float">
            <text:p>9.5454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67836" calcext:value-type="float">
            <text:p>9.678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78841" calcext:value-type="float">
            <text:p>0.17884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0594" calcext:value-type="float">
            <text:p>0.21059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2873" calcext:value-type="float">
            <text:p>0.21287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6639" calcext:value-type="float">
            <text:p>0.2166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37189" calcext:value-type="float">
            <text:p>0.73718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39696" calcext:value-type="float">
            <text:p>0.83969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41194" calcext:value-type="float">
            <text:p>0.84119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32071" calcext:value-type="float">
            <text:p>0.83207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5.35534" calcext:value-type="float">
            <text:p>5.3553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6.03142" calcext:value-type="float">
            <text:p>6.0314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5.94195" calcext:value-type="float">
            <text:p>5.9419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6.04244" calcext:value-type="float">
            <text:p>6.042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713182" calcext:value-type="float">
            <text:p>0.071318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64627" calcext:value-type="float">
            <text:p>0.076462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65965" calcext:value-type="float">
            <text:p>0.076596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5293" calcext:value-type="float">
            <text:p>0.07529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791" calcext:value-type="float">
            <text:p>0.3479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30716" calcext:value-type="float">
            <text:p>0.33071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30272" calcext:value-type="float">
            <text:p>0.33027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96588" calcext:value-type="float">
            <text:p>0.29658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2.08812" calcext:value-type="float">
            <text:p>2.0881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2.00526" calcext:value-type="float">
            <text:p>2.0052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86922" calcext:value-type="float">
            <text:p>1.8692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91972" calcext:value-type="float">
            <text:p>1.91972</text:p>
          </table:table-cell>
          <table:table-cell table:number-columns-repeated="7"/>
        </table:table-row>
        <table:table-row table:style-name="ro1">
          <table:table-cell table:number-columns-repeated="42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8039" calcext:value-type="float">
            <text:p>0.010803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802279" calcext:value-type="float">
            <text:p>0.008022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530005" calcext:value-type="float">
            <text:p>0.0053000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398493" calcext:value-type="float">
            <text:p>0.0039849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2233" calcext:value-type="float">
            <text:p>0.0422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71258" calcext:value-type="float">
            <text:p>0.027125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49581" calcext:value-type="float">
            <text:p>0.014958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887489" calcext:value-type="float">
            <text:p>0.0088748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7897" calcext:value-type="float">
            <text:p>0.002578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65219" calcext:value-type="float">
            <text:p>0.005652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88591" calcext:value-type="float">
            <text:p>0.004885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4229" calcext:value-type="float">
            <text:p>0.00442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00579" calcext:value-type="float">
            <text:p>0.010057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469" calcext:value-type="float">
            <text:p>0.01964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297" calcext:value-type="float">
            <text:p>0.0172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949" calcext:value-type="float">
            <text:p>0.01594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65121" calcext:value-type="float">
            <text:p>0.0002651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912" calcext:value-type="float">
            <text:p>0.000229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581" calcext:value-type="float">
            <text:p>0.0002458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67026" calcext:value-type="float">
            <text:p>0.00096702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7939" calcext:value-type="float">
            <text:p>0.0009379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59873" calcext:value-type="float">
            <text:p>0.00095987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62019" calcext:value-type="float">
            <text:p>0.00096201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37601" calcext:value-type="float">
            <text:p>0.000337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64406" calcext:value-type="float">
            <text:p>0.00026440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01123" calcext:value-type="float">
            <text:p>0.0003011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696" calcext:value-type="float">
            <text:p>0.0010969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386" calcext:value-type="float">
            <text:p>0.001093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46899" calcext:value-type="float">
            <text:p>0.00034689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6446" calcext:value-type="float">
            <text:p>0.0002764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303" calcext:value-type="float">
            <text:p>0.000303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691" calcext:value-type="float">
            <text:p>0.00105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834" calcext:value-type="float">
            <text:p>0.001058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994" calcext:value-type="float">
            <text:p>0.0010999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708" calcext:value-type="float">
            <text:p>0.001097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53098" calcext:value-type="float">
            <text:p>0.00035309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51055" calcext:value-type="float">
            <text:p>0.0002510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1957" calcext:value-type="float">
            <text:p>0.00030195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5057" calcext:value-type="float">
            <text:p>0.00030505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049" calcext:value-type="float">
            <text:p>0.001060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549" calcext:value-type="float">
            <text:p>0.00106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412" calcext:value-type="float">
            <text:p>0.001104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292" calcext:value-type="float">
            <text:p>0.001102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83139" calcext:value-type="float">
            <text:p>0.0003831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7798" calcext:value-type="float">
            <text:p>0.000307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9229" calcext:value-type="float">
            <text:p>0.0003092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0483" calcext:value-type="float">
            <text:p>0.0011048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98" calcext:value-type="float">
            <text:p>0.00111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98" calcext:value-type="float">
            <text:p>0.00111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389" calcext:value-type="float">
            <text:p>0.0011138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43993" calcext:value-type="float">
            <text:p>0.0003439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0578" calcext:value-type="float">
            <text:p>0.000250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81997" calcext:value-type="float">
            <text:p>0.00028199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2643" calcext:value-type="float">
            <text:p>0.0003026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65" calcext:value-type="float">
            <text:p>0.001056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6285" calcext:value-type="float">
            <text:p>0.0010628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834" calcext:value-type="float">
            <text:p>0.001098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633" calcext:value-type="float">
            <text:p>0.001096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169539" calcext:value-type="float">
            <text:p>1.70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06639" calcext:value-type="float">
            <text:p>1.0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97322" calcext:value-type="float">
            <text:p>1.9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97092" calcext:value-type="float">
            <text:p>7.97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36382" calcext:value-type="float">
            <text:p>1.36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9749" calcext:value-type="float">
            <text:p>2.30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84236" calcext:value-type="float">
            <text:p>1.84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80054" calcext:value-type="float">
            <text:p>1.80E-0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42760000" calcext:value-type="float">
            <text:p>4.2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3226400" calcext:value-type="float">
            <text:p>5.3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980200" calcext:value-type="float">
            <text:p>5.3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334600" calcext:value-type="float">
            <text:p>5.2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316700" calcext:value-type="float">
            <text:p>5.9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352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352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834300" calcext:value-type="float">
            <text:p>5.88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46397900" calcext:value-type="float">
            <text:p>4.64E+007</text:p>
          </table:table-cell>
          <table:table-cell table:style-name="ce1" table:formula="of:=AVERAGE([.B59];[.B60];[.B61])" office:value-type="float" office:value="47384200" calcext:value-type="float">
            <text:p>4.7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5256700" calcext:value-type="float">
            <text:p>6.53E+007</text:p>
          </table:table-cell>
          <table:table-cell table:style-name="ce1" table:formula="of:=AVERAGE([.E59];[.E60];[.E61])" office:value-type="float" office:value="65885533.3333333" calcext:value-type="float">
            <text:p>6.5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4256000" calcext:value-type="float">
            <text:p>5.43E+007</text:p>
          </table:table-cell>
          <table:table-cell table:style-name="ce1" table:formula="of:=AVERAGE([.H59];[.H60];[.H61])" office:value-type="float" office:value="58493466.6666667" calcext:value-type="float">
            <text:p>5.85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3704800" calcext:value-type="float">
            <text:p>5.37E+007</text:p>
          </table:table-cell>
          <table:table-cell table:style-name="ce1" table:formula="of:=AVERAGE([.K59];[.K60];[.K61])" office:value-type="float" office:value="54058400" calcext:value-type="float">
            <text:p>5.41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797100" calcext:value-type="float">
            <text:p>6.18E+007</text:p>
          </table:table-cell>
          <table:table-cell table:style-name="ce1" table:formula="of:=AVERAGE([.N59];[.N60];[.N61])" office:value-type="float" office:value="61992666.6666667" calcext:value-type="float">
            <text:p>6.20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506800" calcext:value-type="float">
            <text:p>6.15E+007</text:p>
          </table:table-cell>
          <table:table-cell table:style-name="ce1" table:formula="of:=AVERAGE([.Q59];[.Q60];[.Q61])" office:value-type="float" office:value="61867933.3333333" calcext:value-type="float">
            <text:p>6.1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355200" calcext:value-type="float">
            <text:p>5.94E+007</text:p>
          </table:table-cell>
          <table:table-cell table:style-name="ce1" table:formula="of:=AVERAGE([.T59];[.T60];[.T61])" office:value-type="float" office:value="59559233.3333333" calcext:value-type="float">
            <text:p>5.96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419300" calcext:value-type="float">
            <text:p>5.94E+007</text:p>
          </table:table-cell>
          <table:table-cell table:style-name="ce1" table:formula="of:=AVERAGE([.W59];[.W60];[.W61])" office:value-type="float" office:value="59688800" calcext:value-type="float">
            <text:p>5.97E+007</text:p>
          </table:table-cell>
          <table:table-cell table:number-columns-repeated="2"/>
          <table:table-cell table:style-name="ce1" table:formula="of:=AVERAGE([.Z59];[.Z60];[.Z61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C59];[.AC60];[.AC61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F59];[.AF60];[.AF61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I59];[.AI60];[.AI61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47227000" calcext:value-type="float">
            <text:p>4.7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262900" calcext:value-type="float">
            <text:p>5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4064000" calcext:value-type="float">
            <text:p>5.4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006300" calcext:value-type="float">
            <text:p>6.2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922400" calcext:value-type="float">
            <text:p>6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580300" calcext:value-type="float">
            <text:p>5.9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735700" calcext:value-type="float">
            <text:p>5.97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48527700" calcext:value-type="float">
            <text:p>4.8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327500" calcext:value-type="float">
            <text:p>6.6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1961500" calcext:value-type="float">
            <text:p>6.2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406400" calcext:value-type="float">
            <text:p>5.4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742200" calcext:value-type="float">
            <text:p>5.9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911400" calcext:value-type="float">
            <text:p>5.99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1794300" calcext:value-type="float">
            <text:p>6.1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503900" calcext:value-type="float">
            <text:p>7.1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649200" calcext:value-type="float">
            <text:p>6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7769700" calcext:value-type="float">
            <text:p>6.7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71300" calcext:value-type="float">
            <text:p>6.9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8274600" calcext:value-type="float">
            <text:p>6.8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8122400" calcext:value-type="float">
            <text:p>6.81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47625900" calcext:value-type="float">
            <text:p>4.7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5380900" calcext:value-type="float">
            <text:p>6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8096400" calcext:value-type="float">
            <text:p>5.8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133200" calcext:value-type="float">
            <text:p>5.4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030300" calcext:value-type="float">
            <text:p>6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659800" calcext:value-type="float">
            <text:p>6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667200" calcext:value-type="float">
            <text:p>5.9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776500" calcext:value-type="float">
            <text:p>5.98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295729" calcext:value-type="float">
            <text:p>29572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554" calcext:value-type="float">
            <text:p>3505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12165" calcext:value-type="float">
            <text:p>51216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9627" calcext:value-type="float">
            <text:p>17962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0884" calcext:value-type="float">
            <text:p>10088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7925" calcext:value-type="float">
            <text:p>16792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6096" calcext:value-type="float">
            <text:p>12609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3686" calcext:value-type="float">
            <text:p>1236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799279" calcext:value-type="float">
            <text:p>0.079927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634" calcext:value-type="float">
            <text:p>0.10763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392" calcext:value-type="float">
            <text:p>0.10739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1646" calcext:value-type="float">
            <text:p>0.111646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285679" calcext:value-type="float">
            <text:p>0.28567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57" calcext:value-type="float">
            <text:p>0.3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9971" calcext:value-type="float">
            <text:p>0.38997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13926" calcext:value-type="float">
            <text:p>0.4139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14889" calcext:value-type="float">
            <text:p>0.11488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2573" calcext:value-type="float">
            <text:p>0.14257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914" calcext:value-type="float">
            <text:p>0.14591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744" calcext:value-type="float">
            <text:p>0.1474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430191" calcext:value-type="float">
            <text:p>0.43019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33483" calcext:value-type="float">
            <text:p>0.53348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721" calcext:value-type="float">
            <text:p>0.5472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8424" calcext:value-type="float">
            <text:p>0.5484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6727" calcext:value-type="float">
            <text:p>0.1672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6689" calcext:value-type="float">
            <text:p>0.19668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2837" calcext:value-type="float">
            <text:p>0.20283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1057" calcext:value-type="float">
            <text:p>0.2105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66026" calcext:value-type="float">
            <text:p>0.6602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38136" calcext:value-type="float">
            <text:p>0.73813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75192" calcext:value-type="float">
            <text:p>0.77519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52101" calcext:value-type="float">
            <text:p>0.7521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235543" calcext:value-type="float">
            <text:p>0.23554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2655" calcext:value-type="float">
            <text:p>0.27265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6901" calcext:value-type="float">
            <text:p>0.2690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8175" calcext:value-type="float">
            <text:p>0.27817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2973" calcext:value-type="float">
            <text:p>1.0297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946771" calcext:value-type="float">
            <text:p>0.94677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8009" calcext:value-type="float">
            <text:p>1.0800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4058" calcext:value-type="float">
            <text:p>1.040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329633" calcext:value-type="float">
            <text:p>0.32963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1699" calcext:value-type="float">
            <text:p>0.36169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0131" calcext:value-type="float">
            <text:p>0.36013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72102" calcext:value-type="float">
            <text:p>0.37210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9914" calcext:value-type="float">
            <text:p>1.3991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20378" calcext:value-type="float">
            <text:p>1.2037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2014" calcext:value-type="float">
            <text:p>1.5201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27027" calcext:value-type="float">
            <text:p>1.270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79131" calcext:value-type="float">
            <text:p>0.17913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0594" calcext:value-type="float">
            <text:p>0.21059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2535" calcext:value-type="float">
            <text:p>0.21253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20973" calcext:value-type="float">
            <text:p>0.22097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35539" calcext:value-type="float">
            <text:p>0.7355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48839" calcext:value-type="float">
            <text:p>0.7488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27021" calcext:value-type="float">
            <text:p>0.82702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88435" calcext:value-type="float">
            <text:p>0.7884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720635" calcext:value-type="float">
            <text:p>0.072063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64627" calcext:value-type="float">
            <text:p>0.076462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34314" calcext:value-type="float">
            <text:p>0.0734314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91839" calcext:value-type="float">
            <text:p>0.079183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5913" calcext:value-type="float">
            <text:p>0.34591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8" calcext:value-type="float">
            <text:p>0.2391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1803" calcext:value-type="float">
            <text:p>0.3180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63335" calcext:value-type="float">
            <text:p>0.263335</text:p>
          </table:table-cell>
          <table:table-cell table:number-columns-repeated="19"/>
        </table:table-row>
        <table:table-row table:style-name="ro1">
          <table:table-cell table:number-columns-repeated="42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932" calcext:value-type="float">
            <text:p>0.0109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767398" calcext:value-type="float">
            <text:p>0.007673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559092" calcext:value-type="float">
            <text:p>0.00559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454092" calcext:value-type="float">
            <text:p>0.00454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1904" calcext:value-type="float">
            <text:p>0.0419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71258" calcext:value-type="float">
            <text:p>0.027125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4955" calcext:value-type="float">
            <text:p>0.01495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903797" calcext:value-type="float">
            <text:p>0.009037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7993" calcext:value-type="float">
            <text:p>0.0025799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92494" calcext:value-type="float">
            <text:p>0.0059249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8821" calcext:value-type="float">
            <text:p>0.00488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44698" calcext:value-type="float">
            <text:p>0.0044469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8002" calcext:value-type="float">
            <text:p>0.009800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469" calcext:value-type="float">
            <text:p>0.01964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175" calcext:value-type="float">
            <text:p>0.01717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9421" calcext:value-type="float">
            <text:p>0.01594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31028" calcext:value-type="float">
            <text:p>0.00023102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912" calcext:value-type="float">
            <text:p>0.000229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9147" calcext:value-type="float">
            <text:p>0.00024914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88963" calcext:value-type="float">
            <text:p>0.00028896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18865" calcext:value-type="float">
            <text:p>0.00091886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7939" calcext:value-type="float">
            <text:p>0.0009379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8892" calcext:value-type="float">
            <text:p>0.0009388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60827" calcext:value-type="float">
            <text:p>0.0009608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01123" calcext:value-type="float">
            <text:p>0.0003011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5932" calcext:value-type="float">
            <text:p>0.0003359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4702" calcext:value-type="float">
            <text:p>0.001047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386" calcext:value-type="float">
            <text:p>0.001093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248909" calcext:value-type="float">
            <text:p>0.00024890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0101" calcext:value-type="float">
            <text:p>0.00025010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3984" calcext:value-type="float">
            <text:p>0.0003039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42369" calcext:value-type="float">
            <text:p>0.00034236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691" calcext:value-type="float">
            <text:p>0.00105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834" calcext:value-type="float">
            <text:p>0.001058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25" calcext:value-type="float">
            <text:p>0.001052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792" calcext:value-type="float">
            <text:p>0.001097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252008" calcext:value-type="float">
            <text:p>0.00025200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52962" calcext:value-type="float">
            <text:p>0.0002529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6487" calcext:value-type="float">
            <text:p>0.00030648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47018" calcext:value-type="float">
            <text:p>0.00034701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049" calcext:value-type="float">
            <text:p>0.001060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549" calcext:value-type="float">
            <text:p>0.00106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5655" calcext:value-type="float">
            <text:p>0.001056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257" calcext:value-type="float">
            <text:p>0.0011025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263929" calcext:value-type="float">
            <text:p>0.0002639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14951" calcext:value-type="float">
            <text:p>0.00031495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11136" calcext:value-type="float">
            <text:p>0.00031113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56913" calcext:value-type="float">
            <text:p>0.00035691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6396" calcext:value-type="float">
            <text:p>0.0011639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98" calcext:value-type="float">
            <text:p>0.00111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0798" calcext:value-type="float">
            <text:p>0.0010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03" calcext:value-type="float">
            <text:p>0.001111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249531" calcext:value-type="float">
            <text:p>0.00024953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3081" calcext:value-type="float">
            <text:p>0.00025308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2982" calcext:value-type="float">
            <text:p>0.0003029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41494" calcext:value-type="float">
            <text:p>0.0003414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655" calcext:value-type="float">
            <text:p>0.0010565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6285" calcext:value-type="float">
            <text:p>0.0010628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13" calcext:value-type="float">
            <text:p>0.001051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6" calcext:value-type="float">
            <text:p>0.00109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499418" calcext:value-type="float">
            <text:p>4.99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24988" calcext:value-type="float">
            <text:p>1.25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6821" calcext:value-type="float">
            <text:p>7.68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91809" calcext:value-type="float">
            <text:p>9.18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5207" calcext:value-type="float">
            <text:p>2.25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9749" calcext:value-type="float">
            <text:p>2.30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5841" calcext:value-type="float">
            <text:p>1.58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82674" calcext:value-type="float">
            <text:p>1.83E-0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62073400" calcext:value-type="float">
            <text:p>6.2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017600" calcext:value-type="float">
            <text:p>5.2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655400" calcext:value-type="float">
            <text:p>5.2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5902000" calcext:value-type="float">
            <text:p>4.5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6303500" calcext:value-type="float">
            <text:p>5.6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352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0691900" calcext:value-type="float">
            <text:p>6.0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85800" calcext:value-type="float">
            <text:p>5.90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65009700" calcext:value-type="float">
            <text:p>6.50E+007</text:p>
          </table:table-cell>
          <table:table-cell table:style-name="ce1" table:formula="of:=AVERAGE([.B94];[.B95];[.B96])" office:value-type="float" office:value="65718800" calcext:value-type="float">
            <text:p>6.57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4764600" calcext:value-type="float">
            <text:p>6.48E+007</text:p>
          </table:table-cell>
          <table:table-cell table:style-name="ce1" table:formula="of:=AVERAGE([.E94];[.E95];[.E96])" office:value-type="float" office:value="65447500" calcext:value-type="float">
            <text:p>6.5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3454100" calcext:value-type="float">
            <text:p>5.35E+007</text:p>
          </table:table-cell>
          <table:table-cell table:style-name="ce1" table:formula="of:=AVERAGE([.H94];[.H95];[.H96])" office:value-type="float" office:value="53918266.6666667" calcext:value-type="float">
            <text:p>5.3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47210800" calcext:value-type="float">
            <text:p>4.72E+007</text:p>
          </table:table-cell>
          <table:table-cell table:style-name="ce1" table:formula="of:=AVERAGE([.K94];[.K95];[.K96])" office:value-type="float" office:value="47943833.3333333" calcext:value-type="float">
            <text:p>4.7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797100" calcext:value-type="float">
            <text:p>6.18E+007</text:p>
          </table:table-cell>
          <table:table-cell table:style-name="ce1" table:formula="of:=AVERAGE([.N94];[.N95];[.N96])" office:value-type="float" office:value="61992666.6666667" calcext:value-type="float">
            <text:p>6.20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506800" calcext:value-type="float">
            <text:p>6.15E+007</text:p>
          </table:table-cell>
          <table:table-cell table:style-name="ce1" table:formula="of:=AVERAGE([.Q94];[.Q95];[.Q96])" office:value-type="float" office:value="61867933.3333333" calcext:value-type="float">
            <text:p>6.1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2027200" calcext:value-type="float">
            <text:p>6.20E+007</text:p>
          </table:table-cell>
          <table:table-cell table:style-name="ce1" table:formula="of:=AVERAGE([.T94];[.T95];[.T96])" office:value-type="float" office:value="62295166.6666667" calcext:value-type="float">
            <text:p>6.23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438600" calcext:value-type="float">
            <text:p>5.94E+007</text:p>
          </table:table-cell>
          <table:table-cell table:style-name="ce1" table:formula="of:=AVERAGE([.W94];[.W95];[.W96])" office:value-type="float" office:value="59680100" calcext:value-type="float">
            <text:p>5.97E+007</text:p>
          </table:table-cell>
          <table:table-cell table:number-columns-repeated="2"/>
          <table:table-cell table:style-name="ce1" table:formula="of:=AVERAGE([.Z94];[.Z95];[.Z96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C94];[.AC95];[.AC96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F94];[.AF95];[.AF96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I94];[.AI95];[.AI96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65819200" calcext:value-type="float">
            <text:p>6.5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5505500" calcext:value-type="float">
            <text:p>6.5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3894300" calcext:value-type="float">
            <text:p>5.3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7851900" calcext:value-type="float">
            <text:p>4.7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006300" calcext:value-type="float">
            <text:p>6.2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922400" calcext:value-type="float">
            <text:p>6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266100" calcext:value-type="float">
            <text:p>6.2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690300" calcext:value-type="float">
            <text:p>5.97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66327500" calcext:value-type="float">
            <text:p>6.6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406400" calcext:value-type="float">
            <text:p>5.4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8768800" calcext:value-type="float">
            <text:p>4.8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592200" calcext:value-type="float">
            <text:p>6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911400" calcext:value-type="float">
            <text:p>5.99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70913600" calcext:value-type="float">
            <text:p>7.0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503900" calcext:value-type="float">
            <text:p>7.1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5756300" calcext:value-type="float">
            <text:p>6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695800" calcext:value-type="float">
            <text:p>5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321700" calcext:value-type="float">
            <text:p>7.1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71300" calcext:value-type="float">
            <text:p>6.9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00300" calcext:value-type="float">
            <text:p>6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8206900" calcext:value-type="float">
            <text:p>6.82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65655100" calcext:value-type="float">
            <text:p>6.5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4734100" calcext:value-type="float">
            <text:p>6.4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072600" calcext:value-type="float">
            <text:p>5.4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7974500" calcext:value-type="float">
            <text:p>4.8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027500" calcext:value-type="float">
            <text:p>6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659800" calcext:value-type="float">
            <text:p>6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336900" calcext:value-type="float">
            <text:p>6.2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795000" calcext:value-type="float">
            <text:p>5.98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165553" calcext:value-type="float">
            <text:p>16555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02783" calcext:value-type="float">
            <text:p>40278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2731" calcext:value-type="float">
            <text:p>17273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2496" calcext:value-type="float">
            <text:p>16249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6574" calcext:value-type="float">
            <text:p>16657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7925" calcext:value-type="float">
            <text:p>16792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8339" calcext:value-type="float">
            <text:p>11833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5563" calcext:value-type="float">
            <text:p>12556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799041" calcext:value-type="float">
            <text:p>0.079904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479" calcext:value-type="float">
            <text:p>0.10747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8915" calcext:value-type="float">
            <text:p>0.10891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9347" calcext:value-type="float">
            <text:p>0.10934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285649" calcext:value-type="float">
            <text:p>0.28564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57" calcext:value-type="float">
            <text:p>0.3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9963" calcext:value-type="float">
            <text:p>0.38996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05267" calcext:value-type="float">
            <text:p>0.40526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15055" calcext:value-type="float">
            <text:p>0.11505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4356" calcext:value-type="float">
            <text:p>0.14435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54" calcext:value-type="float">
            <text:p>0.1455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233" calcext:value-type="float">
            <text:p>0.14523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430288" calcext:value-type="float">
            <text:p>0.43028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33483" calcext:value-type="float">
            <text:p>0.53348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68799" calcext:value-type="float">
            <text:p>0.56879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9821" calcext:value-type="float">
            <text:p>0.5498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66432" calcext:value-type="float">
            <text:p>0.16643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7227" calcext:value-type="float">
            <text:p>0.20722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7414" calcext:value-type="float">
            <text:p>0.20741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8594" calcext:value-type="float">
            <text:p>0.19859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659305" calcext:value-type="float">
            <text:p>0.65930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38136" calcext:value-type="float">
            <text:p>0.73813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74104" calcext:value-type="float">
            <text:p>0.77410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9197" calcext:value-type="float">
            <text:p>0.791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236109" calcext:value-type="float">
            <text:p>0.23610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6266" calcext:value-type="float">
            <text:p>0.27626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92381" calcext:value-type="float">
            <text:p>0.29238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6559" calcext:value-type="float">
            <text:p>0.27655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3006" calcext:value-type="float">
            <text:p>1.0300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946771" calcext:value-type="float">
            <text:p>0.94677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2574" calcext:value-type="float">
            <text:p>1.0257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1697" calcext:value-type="float">
            <text:p>1.16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329012" calcext:value-type="float">
            <text:p>0.32901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4227" calcext:value-type="float">
            <text:p>0.3642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84331" calcext:value-type="float">
            <text:p>0.38433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79032" calcext:value-type="float">
            <text:p>0.37903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999" calcext:value-type="float">
            <text:p>1.399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20378" calcext:value-type="float">
            <text:p>1.2037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8963" calcext:value-type="float">
            <text:p>1.3896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2556" calcext:value-type="float">
            <text:p>1.525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78591" calcext:value-type="float">
            <text:p>0.17859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4658" calcext:value-type="float">
            <text:p>0.21465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23058" calcext:value-type="float">
            <text:p>0.22305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6001" calcext:value-type="float">
            <text:p>0.21600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35626" calcext:value-type="float">
            <text:p>0.73562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48839" calcext:value-type="float">
            <text:p>0.7488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11207" calcext:value-type="float">
            <text:p>0.811207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68066" calcext:value-type="float">
            <text:p>0.8680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715408" calcext:value-type="float">
            <text:p>0.071540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75027" calcext:value-type="float">
            <text:p>0.077502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840247" calcext:value-type="float">
            <text:p>0.084024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88698" calcext:value-type="float">
            <text:p>0.078869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5963" calcext:value-type="float">
            <text:p>0.34596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8" calcext:value-type="float">
            <text:p>0.2391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84482" calcext:value-type="float">
            <text:p>0.28448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0441" calcext:value-type="float">
            <text:p>0.340441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09:32:18.725514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4:14:36.315763926</meta:creation-date>
    <dc:date>2015-06-23T09:55:50.104665362</dc:date>
    <meta:editing-duration>PT6H40M59S</meta:editing-duration>
    <meta:editing-cycles>6</meta:editing-cycles>
    <meta:generator>LibreOffice/4.2.7.2$Linux_X86_64 LibreOffice_project/420m0$Build-2</meta:generator>
    <meta:document-statistic meta:table-count="1" meta:cell-count="20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title svg:x="6.208cm" svg:y="0.316cm" chart:style-name="ch2">
          <text:p>Graph generation</text:p>
        </chart:title>
        <chart:legend chart:legend-position="end" svg:x="13.304cm" svg:y="3.706cm" style:legend-expansion="high" chart:style-name="ch3"/>
        <chart:plot-area chart:style-name="ch4" table:cell-range-address="Sheet1.AL3:Sheet1.AO6 Sheet1.AM2:Sheet1.AO2" chart:data-source-has-labels="row" svg:x="1.33cm" svg:y="1.301cm" svg:width="11.655cm" svg:height="6.544cm">
          <chartooo:coordinate-region svg:x="2.242cm" svg:y="1.501cm" svg:width="10.649cm" svg:height="5.697cm"/>
          <chart:axis chart:dimension="x" chart:name="primary-x" chart:style-name="ch5">
            <chart:title svg:x="5.883cm" svg:y="8.025cm" chart:style-name="ch6">
              <text:p>Number of CPUs</text:p>
            </chart:title>
          </chart:axis>
          <chart:axis chart:dimension="y" chart:name="primary-y" chart:style-name="ch5">
            <chart:title svg:x="0.451cm" svg:y="4.974cm" chart:style-name="ch7">
              <text:p>Time</text:p>
            </chart:title>
            <chart:grid chart:style-name="ch8" chart:class="major"/>
          </chart:axis>
          <chart:series chart:style-name="ch9" chart:values-cell-range-address="Sheet1.AM3:Sheet1.AM6" chart:label-cell-address="Sheet1.AM2:Sheet1.AM2" chart:class="chart:scatter">
            <chart:domain table:cell-range-address="Sheet1.AL3:Sheet1.AL6"/>
            <chart:data-point chart:repeated="4"/>
          </chart:series>
          <chart:series chart:style-name="ch10" chart:values-cell-range-address="Sheet1.AN3:Sheet1.AN6" chart:label-cell-address="Sheet1.AN2:Sheet1.AN2" chart:class="chart:scatter">
            <chart:data-point chart:repeated="4"/>
          </chart:series>
          <chart:series chart:style-name="ch11" chart:values-cell-range-address="Sheet1.AO3:Sheet1.AO6" chart:label-cell-address="Sheet1.AO2:Sheet1.AO2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Scale 10</text:p>
                <draw:g>
                  <svg:desc>Sheet1.AM2:Sheet1.AM2</svg:desc>
                </draw:g>
              </table:table-cell>
              <table:table-cell office:value-type="string">
                <text:p>Scale 12</text:p>
                <draw:g>
                  <svg:desc>Sheet1.AN2:Sheet1.AN2</svg:desc>
                </draw:g>
              </table:table-cell>
              <table:table-cell office:value-type="string">
                <text:p>Scale 15</text:p>
                <draw:g>
                  <svg:desc>Sheet1.AO2:Sheet1.A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L3:Sheet1.AL6</svg:desc>
                </draw:g>
              </table:table-cell>
              <table:table-cell office:value-type="float" office:value="0.010999">
                <text:p>0.010999</text:p>
                <draw:g>
                  <svg:desc>Sheet1.AM3:Sheet1.AM6</svg:desc>
                </draw:g>
              </table:table-cell>
              <table:table-cell office:value-type="float" office:value="0.0420649">
                <text:p>0.0420649</text:p>
                <draw:g>
                  <svg:desc>Sheet1.AN3:Sheet1.AN6</svg:desc>
                </draw:g>
              </table:table-cell>
              <table:table-cell office:value-type="float" office:value="0.401828">
                <text:p>0.401828</text:p>
                <draw:g>
                  <svg:desc>Sheet1.AO3:Sheet1.A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802279">
                <text:p>0.00802279</text:p>
              </table:table-cell>
              <table:table-cell office:value-type="float" office:value="0.0266311">
                <text:p>0.0266311</text:p>
              </table:table-cell>
              <table:table-cell office:value-type="float" office:value="0.233926">
                <text:p>0.233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546694">
                <text:p>0.00546694</text:p>
              </table:table-cell>
              <table:table-cell office:value-type="float" office:value="0.0147672">
                <text:p>0.0147672</text:p>
              </table:table-cell>
              <table:table-cell office:value-type="float" office:value="0.121639">
                <text:p>0.121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416112">
                <text:p>0.00416112</text:p>
              </table:table-cell>
              <table:table-cell office:value-type="float" office:value="0.00908494">
                <text:p>0.00908494</text:p>
              </table:table-cell>
              <table:table-cell office:value-type="float" office:value="0.064748">
                <text:p>0.064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title svg:x="4.356cm" svg:y="0.316cm" chart:style-name="ch2">
          <text:p>Edges traversed vs Number of CPU</text:p>
        </chart:title>
        <chart:legend chart:legend-position="end" svg:x="13.304cm" svg:y="3.705cm" style:legend-expansion="high" chart:style-name="ch3"/>
        <chart:plot-area chart:style-name="ch4" table:cell-range-address="Sheet1.AL9:Sheet1.AO12 Sheet1.AM8:Sheet1.AO8" chart:data-source-has-labels="row" svg:x="1.33cm" svg:y="1.301cm" svg:width="11.655cm" svg:height="6.543cm">
          <chartooo:coordinate-region svg:x="3.063cm" svg:y="1.501cm" svg:width="9.828cm" svg:height="5.696cm"/>
          <chart:axis chart:dimension="x" chart:name="primary-x" chart:style-name="ch5">
            <chart:title svg:x="5.883cm" svg:y="8.024cm" chart:style-name="ch6">
              <text:p>Number of CPUs</text:p>
            </chart:title>
          </chart:axis>
          <chart:axis chart:dimension="y" chart:name="primary-y" chart:style-name="ch5">
            <chart:title svg:x="0.451cm" svg:y="6.455cm" chart:style-name="ch7">
              <text:p>Edges tranversed (TEPS)</text:p>
            </chart:title>
            <chart:grid chart:style-name="ch8" chart:class="major"/>
          </chart:axis>
          <chart:series chart:style-name="ch9" chart:values-cell-range-address="Sheet1.AM9:Sheet1.AM12" chart:label-cell-address="Sheet1.AM8:Sheet1.AM8" chart:class="chart:scatter">
            <chart:domain table:cell-range-address="Sheet1.AL9:Sheet1.AL12"/>
            <chart:data-point chart:repeated="4"/>
          </chart:series>
          <chart:series chart:style-name="ch10" chart:values-cell-range-address="Sheet1.AN9:Sheet1.AN12" chart:label-cell-address="Sheet1.AN8:Sheet1.AN8" chart:class="chart:scatter">
            <chart:data-point chart:repeated="4"/>
          </chart:series>
          <chart:series chart:style-name="ch11" chart:values-cell-range-address="Sheet1.AO9:Sheet1.AO12" chart:label-cell-address="Sheet1.AO8:Sheet1.AO8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Scale 10</text:p>
                <draw:g>
                  <svg:desc>Sheet1.AM8:Sheet1.AM8</svg:desc>
                </draw:g>
              </table:table-cell>
              <table:table-cell office:value-type="string">
                <text:p>Scale 12</text:p>
                <draw:g>
                  <svg:desc>Sheet1.AN8:Sheet1.AN8</svg:desc>
                </draw:g>
              </table:table-cell>
              <table:table-cell office:value-type="string">
                <text:p>Scale 15</text:p>
                <draw:g>
                  <svg:desc>Sheet1.AO8:Sheet1.AO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L9:Sheet1.AL12</svg:desc>
                </draw:g>
              </table:table-cell>
              <table:table-cell office:value-type="float" office:value="53160144.4444445">
                <text:p>53160144.4444445</text:p>
                <draw:g>
                  <svg:desc>Sheet1.AM9:Sheet1.AM12</svg:desc>
                </draw:g>
              </table:table-cell>
              <table:table-cell office:value-type="float" office:value="62022300">
                <text:p>62022300</text:p>
                <draw:g>
                  <svg:desc>Sheet1.AN9:Sheet1.AN12</svg:desc>
                </draw:g>
              </table:table-cell>
              <table:table-cell office:value-type="float" office:value="60726900">
                <text:p>60726900</text:p>
                <draw:g>
                  <svg:desc>Sheet1.AO9:Sheet1.A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739522.2222222">
                <text:p>65739522.2222222</text:p>
              </table:table-cell>
              <table:table-cell office:value-type="float" office:value="61875588.8888889">
                <text:p>61875588.8888889</text:p>
              </table:table-cell>
              <table:table-cell office:value-type="float" office:value="59943900">
                <text:p>59943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5611388.8888889">
                <text:p>55611388.8888889</text:p>
              </table:table-cell>
              <table:table-cell office:value-type="float" office:value="61312755.5555556">
                <text:p>61312755.5555556</text:p>
              </table:table-cell>
              <table:table-cell office:value-type="float" office:value="60131333.3333333">
                <text:p>60131333.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2127488.8888889">
                <text:p>52127488.8888889</text:p>
              </table:table-cell>
              <table:table-cell office:value-type="float" office:value="59685844.4444445">
                <text:p>59685844.4444445</text:p>
              </table:table-cell>
              <table:table-cell office:value-type="float" office:value="60145000">
                <text:p>6014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65cm" svg:y="0.316cm" chart:style-name="ch2">
          <text:p>Scale vs TEP 1 node</text:p>
        </chart:title>
        <chart:legend chart:legend-position="end" svg:x="13.463cm" svg:y="3.456cm" style:legend-expansion="high" chart:style-name="ch3"/>
        <chart:plot-area chart:style-name="ch4" table:cell-range-address="Sheet1.AL14:Sheet1.AP17" chart:data-source-has-labels="row" svg:x="1.33cm" svg:y="1.301cm" svg:width="11.814cm" svg:height="6.543cm">
          <chartooo:coordinate-region svg:x="3.064cm" svg:y="1.501cm" svg:width="9.894cm" svg:height="5.696cm"/>
          <chart:axis chart:dimension="x" chart:name="primary-x" chart:style-name="ch5">
            <chart:title svg:x="6.77cm" svg:y="8.024cm" chart:style-name="ch6">
              <text:p>Scale</text:p>
            </chart:title>
          </chart:axis>
          <chart:axis chart:dimension="y" chart:name="primary-y" chart:style-name="ch5">
            <chart:title svg:x="0.451cm" svg:y="5.039cm" chart:style-name="ch7">
              <text:p>TEPS</text:p>
            </chart:title>
            <chart:grid chart:style-name="ch8" chart:class="major"/>
          </chart:axis>
          <chart:series chart:style-name="ch9" chart:values-cell-range-address="Sheet1.AM15:Sheet1.AM17" chart:label-cell-address="Sheet1.AM14:Sheet1.AM14" chart:class="chart:scatter">
            <chart:domain table:cell-range-address="Sheet1.AL15:Sheet1.AL17"/>
            <chart:data-point chart:repeated="3"/>
          </chart:series>
          <chart:series chart:style-name="ch10" chart:values-cell-range-address="Sheet1.AN15:Sheet1.AN17" chart:label-cell-address="Sheet1.AN14:Sheet1.AN14" chart:class="chart:scatter">
            <chart:data-point chart:repeated="3"/>
          </chart:series>
          <chart:series chart:style-name="ch11" chart:values-cell-range-address="Sheet1.AO15:Sheet1.AO17" chart:label-cell-address="Sheet1.AO14:Sheet1.AO14" chart:class="chart:scatter">
            <chart:data-point chart:repeated="3"/>
          </chart:series>
          <chart:series chart:style-name="ch12" chart:values-cell-range-address="Sheet1.AP15:Sheet1.AP17" chart:label-cell-address="Sheet1.AP14:Sheet1.AP14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1 CPU</text:p>
                <draw:g>
                  <svg:desc>Sheet1.AM14:Sheet1.AM14</svg:desc>
                </draw:g>
              </table:table-cell>
              <table:table-cell office:value-type="string">
                <text:p>2 CPUs</text:p>
                <draw:g>
                  <svg:desc>Sheet1.AN14:Sheet1.AN14</svg:desc>
                </draw:g>
              </table:table-cell>
              <table:table-cell office:value-type="string">
                <text:p>4 CPUs</text:p>
                <draw:g>
                  <svg:desc>Sheet1.AO14:Sheet1.AO14</svg:desc>
                </draw:g>
              </table:table-cell>
              <table:table-cell office:value-type="string">
                <text:p>8 CPUs</text:p>
                <draw:g>
                  <svg:desc>Sheet1.AP14:Sheet1.AP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L15:Sheet1.AL17</svg:desc>
                </draw:g>
              </table:table-cell>
              <table:table-cell office:value-type="float" office:value="53160144.4444445">
                <text:p>53160144.4444445</text:p>
                <draw:g>
                  <svg:desc>Sheet1.AM15:Sheet1.AM17</svg:desc>
                </draw:g>
              </table:table-cell>
              <table:table-cell office:value-type="float" office:value="65739522.2222222">
                <text:p>65739522.2222222</text:p>
                <draw:g>
                  <svg:desc>Sheet1.AN15:Sheet1.AN17</svg:desc>
                </draw:g>
              </table:table-cell>
              <table:table-cell office:value-type="float" office:value="55611388.8888889">
                <text:p>55611388.8888889</text:p>
                <draw:g>
                  <svg:desc>Sheet1.AO15:Sheet1.AO17</svg:desc>
                </draw:g>
              </table:table-cell>
              <table:table-cell office:value-type="float" office:value="52127488.8888889">
                <text:p>52127488.8888889</text:p>
                <draw:g>
                  <svg:desc>Sheet1.AP15:Sheet1.AP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62022300">
                <text:p>62022300</text:p>
              </table:table-cell>
              <table:table-cell office:value-type="float" office:value="61875588.8888889">
                <text:p>61875588.8888889</text:p>
              </table:table-cell>
              <table:table-cell office:value-type="float" office:value="61312755.5555556">
                <text:p>61312755.5555556</text:p>
              </table:table-cell>
              <table:table-cell office:value-type="float" office:value="59685844.4444445">
                <text:p>59685844.4444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60726900">
                <text:p>60726900</text:p>
              </table:table-cell>
              <table:table-cell office:value-type="float" office:value="59943900">
                <text:p>59943900</text:p>
              </table:table-cell>
              <table:table-cell office:value-type="float" office:value="60131333.3333333">
                <text:p>60131333.3333333</text:p>
              </table:table-cell>
              <table:table-cell office:value-type="float" office:value="60145000">
                <text:p>60145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